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5ce" officeooo:paragraph-rsid="001625ce"/>
    </style:style>
    <style:style style:name="P2" style:family="paragraph" style:parent-style-name="Standard">
      <style:text-properties officeooo:rsid="00168529" officeooo:paragraph-rsid="00168529"/>
    </style:style>
    <style:style style:name="P3" style:family="paragraph" style:parent-style-name="Standard">
      <style:text-properties officeooo:rsid="001afa74" officeooo:paragraph-rsid="001afa74"/>
    </style:style>
    <style:style style:name="P4" style:family="paragraph" style:parent-style-name="Standard">
      <style:text-properties officeooo:rsid="001bd6b0" officeooo:paragraph-rsid="001bd6b0"/>
    </style:style>
    <style:style style:name="P5" style:family="paragraph" style:parent-style-name="Standard">
      <style:text-properties officeooo:rsid="001c8b33" officeooo:paragraph-rsid="001c8b33"/>
    </style:style>
    <style:style style:name="P6" style:family="paragraph" style:parent-style-name="Standard">
      <style:text-properties officeooo:rsid="001d4e17" officeooo:paragraph-rsid="001d4e17"/>
    </style:style>
    <style:style style:name="P7" style:family="paragraph" style:parent-style-name="Standard">
      <style:text-properties officeooo:rsid="001fb90f" officeooo:paragraph-rsid="001fb90f"/>
    </style:style>
    <style:style style:name="P8" style:family="paragraph" style:parent-style-name="Standard">
      <style:text-properties officeooo:paragraph-rsid="001fb90f"/>
    </style:style>
    <style:style style:name="P9" style:family="paragraph" style:parent-style-name="Standard">
      <style:text-properties officeooo:rsid="002195d8" officeooo:paragraph-rsid="002195d8"/>
    </style:style>
    <style:style style:name="P10" style:family="paragraph" style:parent-style-name="Text_20_body" style:list-style-name="L2"/>
    <style:style style:name="P11" style:family="paragraph" style:parent-style-name="Text_20_body">
      <style:text-properties officeooo:rsid="002195d8" officeooo:paragraph-rsid="002195d8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Preformatted_20_Text">
      <style:text-properties officeooo:rsid="00168529" officeooo:paragraph-rsid="00168529"/>
    </style:style>
    <style:style style:name="P14" style:family="paragraph" style:parent-style-name="Preformatted_20_Text">
      <style:text-properties style:font-name="Ubuntu Mono"/>
    </style:style>
    <style:style style:name="P15" style:family="paragraph" style:parent-style-name="Preformatted_20_Text">
      <style:paragraph-properties fo:margin-top="0cm" fo:margin-bottom="0.499cm" style:contextual-spacing="false"/>
      <style:text-properties style:font-name="Ubuntu Mono"/>
    </style:style>
    <style:style style:name="P16" style:family="paragraph" style:parent-style-name="Preformatted_20_Text" style:master-page-name="Landscape">
      <style:paragraph-properties style:page-number="auto"/>
      <style:text-properties style:font-name="Ubuntu Mono" officeooo:rsid="00168529" officeooo:paragraph-rsid="00168529"/>
    </style:style>
    <style:style style:name="T1" style:family="text">
      <style:text-properties officeooo:rsid="001bd6b0"/>
    </style:style>
    <style:style style:name="T2" style:family="text">
      <style:text-properties officeooo:rsid="001d4e17"/>
    </style:style>
    <style:style style:name="T3" style:family="text">
      <style:text-properties officeooo:rsid="001fb9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eguntas Microsiervos</text:p>
      <text:p text:style-name="P9"/>
      <text:p text:style-name="P11">¿Por qué si le envio un correo a mi compañero, que está en la mesa de al lado, tarda tanto en llegarle?</text:p>
      <text:list xml:id="list4663399156456934085" text:style-name="L2">
        <text:list-item>
          <text:p text:style-name="P12">¿Cómo sé con certeza que la otra persona ha recibido un correo que le he enviado?</text:p>
        </text:list-item>
        <text:list-item>
          <text:p text:style-name="P12">¿Cuál es la hora real de un mensaje? Es decir: Cuando A le envia un email a B, el horario que figura en el email en la bandeja de entrada de B, ¿es la hora real en la cual A lo envió o cuando B lo recibió?</text:p>
        </text:list-item>
        <text:list-item>
          <text:p text:style-name="P12">¿Cuánto tarda la otra persona en recibir un correo?</text:p>
        </text:list-item>
        <text:list-item>
          <text:p text:style-name="P12">¿Cómo puedo saber si me están espiando mi correo?</text:p>
        </text:list-item>
        <text:list-item>
          <text:p text:style-name="P12">¿Cómo puedo eliminar nombres y direcciones que se autoescriben solas?</text:p>
        </text:list-item>
        <text:list-item>
          <text:p text:style-name="P12">¿Cómo puedo redigirir el correo que me llega (crear filtros) en Gmail y en Outlook?</text:p>
        </text:list-item>
        <text:list-item>
          <text:p text:style-name="P12">¿Hay alguna manera de saber si alguien más está recibiendoel mismo correo que yo en Copia Oculta (BCC)?</text:p>
        </text:list-item>
        <text:list-item>
          <text:p text:style-name="P12">¿Cómo puedo hacer para que no aparezcan los destinatarios de un mensaje de correo electrónico?</text:p>
        </text:list-item>
        <text:list-item>
          <text:p text:style-name="P12">¿Cuál es el tamaño máximo de los archivos adjuntos?</text:p>
        </text:list-item>
        <text:list-item>
          <text:p text:style-name="P12">¿Existe la posibilidad que un mail no llegue?</text:p>
        </text:list-item>
        <text:list-item>
          <text:p text:style-name="P12">¡Ayer consulté el correo y cuando llegué a casa había desaparecido!</text:p>
        </text:list-item>
        <text:list-item>
          <text:p text:style-name="P12">Me ha llegado un correo de una persona que no conozco advirtiéndome que tengo un virus, ¿qué hago?</text:p>
        </text:list-item>
        <text:list-item>
          <text:p text:style-name="P12">¿Qué pasa cuando envio un email a un correo no valido o inexistente? ¿A dóndeva a parar ese mensaje? ¿Queda almacenado en algun lugar?</text:p>
        </text:list-item>
        <text:list-item>
          <text:p text:style-name="P12">¿Cómo puedo enviar un link por correo?</text:p>
        </text:list-item>
        <text:list-item>
          <text:p text:style-name="P12">¿Leen los servidores/proveedores de correo los correos que pasan por ellos?</text:p>
        </text:list-item>
        <text:list-item>
          <text:p text:style-name="P12">¿Qué sucede con las cuentas de Hotmail, Yahoo y Gmail de las personas que mueren? ¿Pueden sus familiares pedir algun tipo de permiso para acceder a su correo?</text:p>
        </text:list-item>
        <text:list-item>
          <text:p text:style-name="P12">¿Por qué recibo tantos correos anunciando Viagra? ¿Es una broma? ¿De dónde sacaron mi dirección? ¿Puedo evitarlo?</text:p>
        </text:list-item>
        <text:list-item>
          <text:p text:style-name="P12">¿Perderé los correos que tengo en Outlook si formateo el disco duro? ¿Pueden salvarse de algún modo?</text:p>
        </text:list-item>
        <text:list-item>
          <text:p text:style-name="P12">¿Pueden quitarme la cuenta de Hotmail? ¿Cuando caduca?</text:p>
        </text:list-item>
        <text:list-item>
          <text:p text:style-name="P12">¿Puedo ver mi correo desde cualquier ordenador?</text:p>
        </text:list-item>
        <text:list-item>
          <text:p text:style-name="P12">¿Puedo guardar mis mensajes en una base de datos?</text:p>
        </text:list-item>
        <text:list-item>
          <text:p text:style-name="P12">¿Dónde se almacenan los correos electrónicos? ¿A qué carpeta del ordenador van a parar?</text:p>
        </text:list-item>
        <text:list-item>
          <text:p text:style-name="P12">¿Se puede enviar correo certificado por e-mail?</text:p>
        </text:list-item>
        <text:list-item>
          <text:p text:style-name="P12">¿Porqué se usa el simbolo @ para separar el usuario del dominio?</text:p>
        </text:list-item>
        <text:list-item>
          <text:p text:style-name="P12">¿Cómo pongo firma con imagen en Outlook Express?</text:p>
        </text:list-item>
        <text:list-item>
          <text:p text:style-name="P12">¿Puedo enviar una carpeta con los archivos que están dentro por correo?</text:p>
        </text:list-item>
        <text:list-item>
          <text:p text:style-name="P12">¿En una dirección de email se distinguen las minúsculas de las mayúsculas?</text:p>
        </text:list-item>
        <text:list-item>
          <text:p text:style-name="P12">¿Es posible añadir palabras al diccionario del corrector ortográfico de gmail?</text:p>
        </text:list-item>
        <text:list-item>
          <text:p text:style-name="P10"><text:soft-page-break/>¿Por qué ciertos tipos de archivos (.exe) no me deja mandarlos por email?</text:p>
        </text:list-item>
      </text:list>
      <text:p text:style-name="P9"/>
      <text:p text:style-name="P1"/>
      <text:p text:style-name="P1"/>
      <text:p text:style-name="P1">Preguntas correo electrónico</text:p>
      <text:p text:style-name="P1"/>
      <text:p text:style-name="P1">Diferencias entre IMAP y POP3</text:p>
      <text:p text:style-name="P1"/>
      <text:p text:style-name="P1">Problemas de seguridad que presenta el correo electrónico. Cómo se solucionan</text:p>
      <text:p text:style-name="P1"/>
      <text:p text:style-name="P2">Enumera tres programas cliente de correo electrónico para Windows, Linux y Osx</text:p>
      <text:p text:style-name="P2"/>
      <text:p text:style-name="P2">Agentes principales MUA, MTA y MDA. ¿Qué otros agentes existen?¿Cuál es su función?</text:p>
      <text:p text:style-name="P2"/>
      <text:p text:style-name="P2">¿En qué máquinas estánlos servidores de correo de yahoo.com? ¿Cuáles son sus direcciones IP?</text:p>
      <text:p text:style-name="P2"/>
      <text:p text:style-name="P3">A Continuación se muestran los detalles de un correo recibido. A partir de la información que incluye contesta</text:p>
      <text:p text:style-name="P3"/>
      <text:p text:style-name="P3">¿Incluye adjunto? ¿En que formato? ¿Cómo se llama el archivo?</text:p>
      <text:p text:style-name="P3"/>
      <text:p text:style-name="P4">¿Cuál es el adjunto del mensaje?</text:p>
      <text:p text:style-name="P4"/>
      <text:p text:style-name="P4">¿A cuantos usuarios se envión el correo originalmente? Especifica la dirección de uno de ellos</text:p>
      <text:p text:style-name="P4"/>
      <text:p text:style-name="P4">¿A cuántos usuarios se le reenvió el mensaje? Especifica la dirección de uno de ellos</text:p>
      <text:p text:style-name="P4"/>
      <text:p text:style-name="P4">Especifica la dirección del destinatario del correo</text:p>
      <text:p text:style-name="P4"/>
      <text:p text:style-name="P4">Especifica la dirección del remitente original</text:p>
      <text:p text:style-name="P4"/>
      <text:p text:style-name="P4">Especifica la dirección de quién reenvió el correo</text:p>
      <text:p text:style-name="P4"/>
      <text:p text:style-name="P5">¿Nombre del que servidor recibió el correo?¿Nombre del último servidor desde el que se envió el correo?<text:span text:style-name="T2">¿De quién es alias?</text:span></text:p>
      <text:p text:style-name="P5"/>
      <text:p text:style-name="P6">Nombre de los servidores de correo por los que pasa el correo en su camino desdel el remitente al destinatario</text:p>
      <text:p text:style-name="P5"/>
      <text:p text:style-name="P6">¿Que comprobación de seguridad hace el servidor que recibe el correo?</text:p>
      <text:p text:style-name="P6"/>
      <text:p text:style-name="P7">Message Id del correo. ¿Para qué sireve? ¿Cuál es?</text:p>
      <text:p text:style-name="P7"/>
      <text:p text:style-name="P7">¿A qué dirección enviaríamos la respuesta al mensaje?</text:p>
      <text:p text:style-name="P7"/>
      <text:p text:style-name="P8"><text:span text:style-name="T3">En caso de querer contestar al mensaje. A qué </text:span>dirección <text:s/>enviaríamos la respuesta al mensaje? <text:span text:style-name="T3">En qué campo se especifica?</text:span></text:p>
      <text:p text:style-name="P2"/>
      <text:p text:style-name="P13"/>
      <text:p text:style-name="P16">Delivered-To: iv<text:span text:style-name="T1">an</text:span>@gmail.com</text:p>
      <text:p text:style-name="P14">Received: by 10.152.203.202 with SMTP id ks10csp1115745lac;</text:p>
      <text:p text:style-name="P14"><text:s text:c="8"/>Mon, 13 Apr 2015 02:08:45 -0700 (PDT)</text:p>
      <text:p text:style-name="P14">X-Received: by 10.194.95.4 with SMTP id dg4mr25318956wjb.81.1428916125168;</text:p>
      <text:p text:style-name="P14"><text:s text:c="8"/>Mon, 13 Apr 2015 02:08:45 -0700 (PDT)</text:p>
      <text:p text:style-name="P14">Return-Path: &lt;35009206@gobiernodecanarias.org&gt;</text:p>
      <text:p text:style-name="P14">Received: from eden13.gobiernodecanarias.org (correo.canarias.org. [93.188.136.122])</text:p>
      <text:p text:style-name="P14"><text:s text:c="8"/>by mx.google.com with ESMTP id ib9si16529312wjb.198.2015.04.13.02.08.43;</text:p>
      <text:p text:style-name="P14"><text:s text:c="8"/>Mon, 13 Apr 2015 02:08:45 -0700 (PDT)</text:p>
      <text:p text:style-name="P14">Received-SPF: pass (google.com: domain of 35009206@gobiernodecanarias.org designates 93.188.136.122 as permitted sender) client-ip=93.188.136.122;</text:p>
      <text:p text:style-name="P14">Authentication-Results: mx.google.com;</text:p>
      <text:p text:style-name="P14"><text:s text:c="7"/>spf=pass (google.com: domain of 35009206@gobiernodecanarias.org designates 93.188.136.122 as permitted sender) smtp.mail=35009206@gobiernodecanarias.org</text:p>
      <text:p text:style-name="P14">Received: from bermejo11.gobiernodecanarias.net (unknown [93.188.138.1])</text:p>
      <text:p text:style-name="P14"><text:s text:c="8"/>by eden13.gobiernodecanarias.org (Postfix) with ESMTP id 30E657162F;</text:p>
      <text:p text:style-name="P14"><text:s text:c="8"/>Mon, 13 Apr 2015 10:08:42 +0100 (WEST)</text:p>
      <text:p text:style-name="P14">Received: from bermejo11.gobiernodecanarias.net (bermejo11 [127.0.0.1])</text:p>
      <text:p text:style-name="P14"><text:s text:c="8"/>by localhost.gobiernodecanarias.org (Postfix) with ESMTP id E471EC0124;</text:p>
      <text:p text:style-name="P14"><text:s text:c="8"/>Mon, 13 Apr 2015 10:08:41 +0100 (WEST)</text:p>
      <text:p text:style-name="P14">Received: from mantillo4.gobiernodecanarias.org (mantillo4.gobiernodecanarias.org [10.140.139.22])</text:p>
      <text:p text:style-name="P14"><text:s text:c="8"/>by bermejo11.gobiernodecanarias.net (Postfix) with ESMTP id CFA55C0123;</text:p>
      <text:p text:style-name="P14"><text:s text:c="8"/>Mon, 13 Apr 2015 10:08:41 +0100 (WEST)</text:p>
      <text:p text:style-name="P14">Received: from [10.144.245.44] (unknown [10.144.245.44])</text:p>
      <text:p text:style-name="P14"><text:s text:c="8"/>(using TLSv1 with cipher DHE-RSA-AES128-SHA (128/128 bits))</text:p>
      <text:p text:style-name="P14"><text:s text:c="8"/>(No client certificate requested)</text:p>
      <text:p text:style-name="P14"><text:s text:c="8"/>by mantillo4.gobiernodecanarias.org (Postfix) with ESMTP id 297B818870F;</text:p>
      <text:p text:style-name="P14"><text:s text:c="8"/>Mon, 13 Apr 2015 10:08:18 +0100 (WEST)</text:p>
      <text:p text:style-name="P14">Message-ID: &lt;552B8780.2090606@gobiernodecanarias.org&gt;</text:p>
      <text:p text:style-name="P14">Date: Mon, 13 Apr 2015 10:08:16 +0100</text:p>
      <text:p text:style-name="P14">From: &lt;35009206@gobiernodecanarias.org&gt;</text:p>
      <text:p text:style-name="P14">User-Agent: Mozilla/5.0 (Windows NT 6.3; WOW64; rv:31.0) Gecko/20100101 Thunderbird/31.6.0</text:p>
      <text:p text:style-name="P14">MIME-Version: 1.0</text:p>
      <text:p text:style-name="P14">To: </text:p>
      <text:p text:style-name="P14"><text:s/>Isidro &lt;isidro@<text:span text:style-name="T1">example</text:span>.es&gt;,</text:p>
      <text:p text:style-name="P14"><text:s/>&lt;iv<text:span text:style-name="T1">an</text:span>@gmail.com&gt;, Jeremy &lt;jeremy@hotmail.com&gt;, </text:p>
      <text:p text:style-name="P14"><text:s/>Lidia &lt;lidia@hotmail.com&gt;, Manel &lt;manel@gmail.com&gt;, </text:p>
      <text:p text:style-name="P14"><text:s/></text:p>
      <text:p text:style-name="P14">Subject: Fwd: Concurso de Cortometrajes</text:p>
      <text:p text:style-name="P14">References: &lt;9B6453FA23374F608102417977BFDA49@medusa.gobiernodecanarias.net&gt;</text:p>
      <text:p text:style-name="P14">In-Reply-To: &lt;9B6453FA23374F608102417977BFDA49@medusa.gobiernodecanarias.net&gt;</text:p>
      <text:p text:style-name="P14">X-Forwarded-Message-Id: &lt;9B6453FA23374F608102417977BFDA49@medusa.gobiernodecanarias.net&gt;</text:p>
      <text:p text:style-name="P14">Content-Type: multipart/mixed;</text:p>
      <text:p text:style-name="P14"><text:s/>boundary="------------030409090204020602080305"</text:p>
      <text:p text:style-name="P14">X-TM-AS-MML: disable</text:p>
      <text:p text:style-name="P14">X-TM-AS-Product-Ver: IMSS-7.1.0.1679-7.5.0.1018-21472.002</text:p>
      <text:p text:style-name="P14">X-TM-AS-Result: No--41.184-5.0-31-10</text:p>
      <text:p text:style-name="P14">X-imss-scan-details: No--41.184-5.0-31-10</text:p>
      <text:p text:style-name="P14"><text:soft-page-break/>X-TM-AS-User-Blocked-Sender: No;No</text:p>
      <text:p text:style-name="P14">X-TMASE-MatchedRID: jHJ20upvubuHXGiQqsbEllX/QaHrEYI8Vydpo29WMhKTm8SYDf4Tsb3u</text:p>
      <text:p text:style-name="P14"><text:s text:c="8"/>Mg0Sp91V9I8oI5/IahTy4jaHfDIV9eDYunbCj60wTcqJ4yz+hmdumr7mfX2XNY7lAJu5dOh85g3</text:p>
      <text:p text:style-name="P14"><text:s text:c="8"/>B7FcOhn2HSz6uejbRq5GQLDioBMqCiM7H3XgtPw5NfSnYYaobveSQS3Soxa8R8p5T6XYvHvWhnb</text:p>
      <text:p text:style-name="P14"><text:s text:c="8"/>PfCbWO3VrP3Ktp9vZYNeFe2Yqn5l8S0JBlv02MUtmM6no0S4B4N1ole0qdtgVYOX6hQ9RwJNKVi</text:p>
      <text:p text:style-name="P14"><text:s text:c="8"/>Q0edupjkJSmcBiLM+2EgFY7kCJb1CN2QRhIKXw3GAhvER9rfbVQOxjTWeuuOm0TNVwjma7K06RU</text:p>
      <text:p text:style-name="P14"><text:s text:c="8"/>5GTsxkWppBj9i8GGPIksVAfyriKosvfW1Ub0V1YfS7nxfRNElHBSThetqlQxWu2GJvFbT3LP7ur</text:p>
      <text:p text:style-name="P14"><text:s text:c="8"/>0l4RNPW9OzEqZpRi9E34oBXVP2t+kRgEg7nrRyuutPg6r34pTM0DRUBcKcjQ00dkxYNMRt8BZPO</text:p>
      <text:p text:style-name="P14"><text:s text:c="8"/>JYZoM8xe3blg14hRLAhmyW1RcNI/Tt1NH8RbwArz5fa0623GubGHSBj+j5WTbN0t/c2qF2dwX/S</text:p>
      <text:p text:style-name="P14"><text:s text:c="8"/>SKrKHgqGcasKWnOh3H8FG2651gIgD7NlsAV2tL/voIzhn8wZuEjm3gklETs+Buo4Q3kVMoh5ozU</text:p>
      <text:p text:style-name="P14"><text:s text:c="8"/>suASIq9dKZJ2Vxiam+Ig5TvcoI5cRu65C+2aGVEYyM8bYI0ItO9rzDWbK3zC3mjfc0j3ZgP90fJ</text:p>
      <text:p text:style-name="P14"><text:s text:c="8"/>P9eHt</text:p>
      <text:p text:style-name="P14"/>
      <text:p text:style-name="P14">This is a multi-part message in MIME format.</text:p>
      <text:p text:style-name="P14">--------------030409090204020602080305</text:p>
      <text:p text:style-name="P14">Content-Type: multipart/alternative;</text:p>
      <text:p text:style-name="P14"><text:s/>boundary="------------090307070008030006070109"</text:p>
      <text:p text:style-name="P14"/>
      <text:p text:style-name="P14"/>
      <text:p text:style-name="P14">--------------090307070008030006070109</text:p>
      <text:p text:style-name="P14">Content-Type: text/plain; charset=utf-8; format=flowed</text:p>
      <text:p text:style-name="P14">Content-Transfer-Encoding: 8bit</text:p>
      <text:p text:style-name="P14"/>
      <text:p text:style-name="P14"/>
      <text:p text:style-name="P14"/>
      <text:p text:style-name="P14"/>
      <text:p text:style-name="P14">-------- Mensaje reenviado --------</text:p>
      <text:p text:style-name="P14">Asunto: <text:s text:c="8"/>Concurso de Cortometrajes</text:p>
      <text:p text:style-name="P14">Fecha: <text:s/>Fri, 10 Apr 2015 13:32:56 +0100</text:p>
      <text:p text:style-name="P14">De: <text:s text:c="4"/>IES San BartolomÃ© &lt;35009221@gobiernodecanarias.org&gt;</text:p>
      <text:p text:style-name="P14">CC: <text:s text:c="4"/>IES Arrecife &lt;35010373@gobiernodecanarias.org&gt;, IES HarÃ­a </text:p>
      <text:p text:style-name="P14">&lt;35009206@gobiernodecanarias.org&gt;, IES AgustÃ­n Espinosa </text:p>
      <text:p text:style-name="P14">&lt;35006205@gobiernodecanarias.org&gt;, IES Blas Cabrera Felipe </text:p>
      <text:p text:style-name="P14">&lt;35000288@gobiernodecanarias.org&gt;, Escuela de Arte Pancho Lasso </text:p>
      <text:p text:style-name="P14">&lt;35000306@gobiernodecanarias.org&gt;, IES CÃ©sar Manrique </text:p>
      <text:p text:style-name="P14">&lt;35009191@gobiernodecanarias.org&gt;, IES Zonzamas </text:p>
      <text:p text:style-name="P14">&lt;35000321@gobiernodecanarias.org&gt;, IES Teguise </text:p>
      <text:p text:style-name="P14">&lt;35009838@gobiernodecanarias.org&gt;, IES Costa Teguise </text:p>
      <text:p text:style-name="P14">&lt;35014147@gobiernodecanarias.org&gt;, IES Tinajo </text:p>
      <text:p text:style-name="P14">&lt;35010397@gobiernodecanarias.org&gt;, IES Las Salinas </text:p>
      <text:p text:style-name="P14">&lt;35007398@gobiernodecanarias.org&gt;, CEO Argana </text:p>
      <text:p text:style-name="P14">&lt;35013969@gobiernodecanarias.org&gt;, IES Playa Honda </text:p>
      <text:p text:style-name="P14">&lt;35010543@gobiernodecanarias.org&gt;, CEO Ignacio Aldecoa La Graciosa </text:p>
      <text:p text:style-name="P14">&lt;35005262@gobiernodecanarias.org&gt;, IES Yaiza </text:p>
      <text:p text:style-name="P14">&lt;35009218@gobiernodecanarias.org&gt;, IES TÃ­as </text:p>
      <text:p text:style-name="P14">&lt;35010348@gobiernodecanarias.org&gt;, IES Puerto del Carmen </text:p>
      <text:p text:style-name="P14">&lt;35013787@gobiernodecanarias.org&gt;</text:p>
      <text:p text:style-name="P14"/>
      <text:p text:style-name="P14"><text:soft-page-break/></text:p>
      <text:p text:style-name="P14"/>
      <text:p text:style-name="P14">Buenos dÃ­as,</text:p>
      <text:p text:style-name="P14"/>
      <text:p text:style-name="P14">Nos ponemos en contacto con ustedes para invitarles al *III Concurso de </text:p>
      <text:p text:style-name="P14">Cortometrajes del IES San BartolomÃ©*. Este aÃ±o, hemos querido abrir el </text:p>
      <text:p text:style-name="P14">concurso a todos los centros de la isla y ampliar los premios, por lo </text:p>
      <text:p text:style-name="P14">que estarÃ­amos encantados de sus alumnos pudieran participar.</text:p>
      <text:p text:style-name="P14"/>
      <text:p text:style-name="P14">Adjuntamos las bases del concurso y, en breve, les haremos llegar la </text:p>
      <text:p text:style-name="P14">cartelerÃ­a.</text:p>
      <text:p text:style-name="P14"/>
      <text:p text:style-name="P14">El plazo de entrega comienza hoy viernes y concluye el 10 de mayo.</text:p>
      <text:p text:style-name="P14"/>
      <text:p text:style-name="P14">El tema y formato es libre y, por lo tanto, puede tener interÃ©s y ser </text:p>
      <text:p text:style-name="P14">trabajado desde diferentes Ã¡reas (Lengua Castellana y Literatura, </text:p>
      <text:p text:style-name="P14">EducaciÃ³n PlÃ¡stica y Visual, EducaciÃ³n Ã‰tico-CÃ­vica, etc.) ademÃ¡s de que </text:p>
      <text:p text:style-name="P14">existe una modalidad de cortometraje en lengua no castellana (InglÃ©s, </text:p>
      <text:p text:style-name="P14">FrancÃ©s, AlemÃ¡n)</text:p>
      <text:p text:style-name="P14"/>
      <text:p text:style-name="P14">TambiÃ©n estaremos encantados de invitar a los centros participantes a </text:p>
      <text:p text:style-name="P14">una gala en la que se harÃ¡ entrega de los premios.</text:p>
      <text:p text:style-name="P14"/>
      <text:p text:style-name="P14">Gracias de antemano por la colaboraciÃ³n.</text:p>
      <text:p text:style-name="P14"/>
      <text:p text:style-name="P14">Un saludo.</text:p>
      <text:p text:style-name="P14"/>
      <text:p text:style-name="P14">*Ante cualquier cuestiÃ³n no duden en ponerse en contacto con nosotros:</text:p>
      <text:p text:style-name="P14"/>
      <text:p text:style-name="P14">Tlfno. 928520984</text:p>
      <text:p text:style-name="P14"/>
      <text:p text:style-name="P14">Yeray Alcorac PÃ©rez Crespo â€“ Vicedirector</text:p>
      <text:p text:style-name="P14"/>
      <text:p text:style-name="P14"/>
      <text:p text:style-name="P14">--------------030409090204020602080305</text:p>
      <text:p text:style-name="P14">Content-Type: application/pdf;</text:p>
      <text:p text:style-name="P14"><text:s/>name="Bases_III CONCURSO DE CORTOS IES SAN =?UTF-8?B?QkFSVE9MT03DiS5wZGY=?="</text:p>
      <text:p text:style-name="P14">Content-Transfer-Encoding: base64</text:p>
      <text:p text:style-name="P14">Content-Disposition: attachment;</text:p>
      <text:p text:style-name="P14"><text:s/>filename*0*=utf-8''%42%61%73%65%73%5F%49%49%49%20%43%4F%4E%43%55%52%53%4F;</text:p>
      <text:p text:style-name="P14"><text:s/>filename*1*=%20%44%45%20%43%4F%52%54%4F%53%20%49%45%53%20%53%41%4E%20%42;</text:p>
      <text:p text:style-name="P14"><text:s/>filename*2*=%41%52%54%4F%4C%4F%4D%C3%89%2E%70%64%66</text:p>
      <text:p text:style-name="P14"/>
      <text:p text:style-name="P14">JVBERi0xLjQKJcfsj6IKNSAwIG9iago8PC9MZW5ndGggNiAwIFIvRmlsdGVyIC9GbGF0ZURl</text:p>
      <text:p text:style-name="P14">Y29kZT4+CnN0cmVhbQp4nOx9B1wU17f/7NIWWGERxQULiyCCBaZusbGAYgkxqFiDCorYFTvG</text:p>
      <text:p text:style-name="P14">QluwYQRsYIyKLViiRk1CEhNgMQYVo1ETk1iJvXdBKfu/s3VmmVng91vX9/vHvM97D2dn7j3n</text:p>
      <text:p text:style-name="P14">3HPP/Z5zz71nhggOQFARTP6P7o+xUx1g0XiHGQ7SAIz8T/2Q+vfYqaKQSIfAgRIRggTAuCgy</text:p>
      <text:p text:style-name="P14">zgEOkMlkOKxpABER4gAxLpLIxAGoVBQ51cGP4x85yUFCSALE4N/h5L/bO/SKdBjggICecFQi</text:p>
      <text:p text:style-name="P14"><text:soft-page-break/>EqNSJEAMWsTEYhGK4KKZ4xzIZiUEJoPFDSJHJkJhGjkIpiUHweAAqYjsnkAN5Kj7hwMIKQpj</text:p>
      <text:p text:style-name="P14">CGAfRWAZJiX/gFGpFBHN/C87RWUBMjHoFXwmrtOrmfgSB+C4xRnDiIC3zBeOBsCWHzAcCUDx</text:p>
      <text:p text:style-name="P14">t8yYJECCUhnjWoQxcYBUSmWMa3bGCIxsm8KYlSUYI1CyOwpjVmZnTCwNkNKmmLUlGBPThsva</text:p>
      <text:p text:style-name="P14">7FxJCbWBNnBlYwmupHgAjS9DpzMcELEEAauAhFCvAigKWsHAIiAaKppmLq5RGNaoC4OSakgA</text:p>
      <text:p text:style-name="P14">MgELEaohQUYl4b/iWyYLoA8otV84AEdRBJEBMUskEgzYc/AEh2WIlJQ3JpGKxLhMKxURLtMs</text:p>
      <text:p text:style-name="P14">jOrHBKamFDwDv2jXS0QihlHC0AR4IpXIpJq2ZLC+LfAOJtG2RT4mYAn5GFP/omsLl8hwki5M</text:p>
      <text:p text:style-name="P14">isGEhGyLkMnIvsCajRBUunQEsDw2zaN6/dcyo17/G8aO5jMN3RrY0DDKyc90JNJ7q3cgdCAF</text:p>
      <text:p text:style-name="P14">pUKUekWu/Qq8Q/2qPuEy9KUHS7BEbOAaJhpMv+47lPpVvfRrvyLphxuuHAx96egnpBKUQj/e</text:p>
      <text:p text:style-name="P14">UPr136HUr+qjX/eVmv4Gy5+pLz39YrAq/Cf0675rHP3arxpJP0NfevpxMfaf6I/+u0bpj+6r</text:p>
      <text:p text:style-name="P14">xukPU196+lECpjgLmHmdBRkYd5EYw8kV0mLYU4YESMheiQBc+pawp0xKwlsKY7YWYUwSgFP5</text:p>
      <text:p text:style-name="P14">sjU3X4BuEt1S+LKzAF9krzCNMTsqmJFIxaSWqi245G1AGQQPwFDmwdQQIJGRBGhMAG4uJAPm</text:p>
      <text:p text:style-name="P14">Gsku43A2BMkQKIwwIBnd40YhGYIkpi6S0T1uFJIhUEzKgGQYHtePZPQ8Ng7J6OhuJJLRk9g4</text:p>
      <text:p text:style-name="P15">--------------030409090204020602080305--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5-05-25T10:06:57.090877643</meta:creation-date>
    <dc:date>2015-05-25T11:12:09.056826345</dc:date>
    <dc:creator>ivan </dc:creator>
    <meta:editing-duration>PT58M2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6" meta:paragraph-count="183" meta:word-count="1239" meta:character-count="11482" meta:non-whitespace-character-count="10215"/>
  </office:meta>
</office:document-meta>
</file>